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Courier 10 Pitch" svg:font-family="'Courier 10 Pitch'" style:font-pitch="fixed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3ef27" style:font-size-asian="14pt" style:font-name-complex="B Mitra" style:font-size-complex="14pt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3ef27" officeooo:paragraph-rsid="0016645e" style:font-size-asian="14pt" style:font-name-complex="B Mitra" style:font-size-complex="14pt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4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3ef27" officeooo:paragraph-rsid="0013ef27" style:font-size-asian="14pt" style:font-weight-asian="bold" style:font-name-complex="B Mitra" style:font-size-complex="14pt" style:font-weight-complex="bold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56ae5" officeooo:paragraph-rsid="00156ae5" style:font-size-asian="14pt" style:font-weight-asian="bold" style:font-name-complex="B Mitra" style:font-size-complex="14pt" style:font-weight-complex="bold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bold" officeooo:rsid="0013ef27" officeooo:paragraph-rsid="0013ef27" style:font-size-asian="22pt" style:font-weight-asian="bold" style:font-name-complex="B Mitra" style:font-size-complex="22pt" style:font-weight-complex="bold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style:font-name="B Mitra" fo:font-size="22pt" fo:font-weight="normal" officeooo:rsid="0013ef27" officeooo:paragraph-rsid="0013ef27" style:font-size-asian="22pt" style:font-weight-asian="normal" style:font-name-complex="B Mitra" style:font-size-complex="22pt" style:font-weight-complex="normal"/>
    </style:style>
    <style:style style:name="P8" style:family="paragraph" style:parent-style-name="Standard">
      <style:paragraph-properties fo:line-height="150%" fo:text-align="end" style:justify-single-word="false" style:writing-mode="rl-tb"/>
      <style:text-properties style:font-name="B Mitra" fo:font-size="48pt" fo:font-weight="normal" officeooo:rsid="0013ef27" officeooo:paragraph-rsid="0013ef27" style:font-size-asian="48pt" style:font-weight-asian="normal" style:font-name-complex="B Mitra" style:font-size-complex="48pt" style:font-weight-complex="normal"/>
    </style:style>
    <style:style style:name="P9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56ae5" officeooo:paragraph-rsid="00156ae5" style:font-size-asian="14pt" style:font-weight-asian="bold" style:font-name-complex="B Mitra" style:font-size-complex="14pt" style:font-weight-complex="bold"/>
    </style:style>
    <style:style style:name="P10" style:family="paragraph" style:parent-style-name="Standard">
      <style:paragraph-properties fo:line-height="150%" fo:text-align="end" style:justify-single-word="false" style:writing-mode="rl-tb"/>
      <style:text-properties style:font-name="B Mitra" fo:font-size="14pt" fo:font-weight="bold" officeooo:rsid="00170c00" officeooo:paragraph-rsid="00170c00" style:font-size-asian="14pt" style:font-weight-asian="bold" style:font-name-complex="B Mitra" style:font-size-complex="14pt" style:font-weight-complex="bold"/>
    </style:style>
    <style:style style:name="P11" style:family="paragraph" style:parent-style-name="Standard" style:list-style-name="L1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12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56ae5" officeooo:paragraph-rsid="00156ae5" style:font-size-asian="14pt" style:font-name-complex="B Mitra" style:font-size-complex="14pt"/>
    </style:style>
    <style:style style:name="P13" style:family="paragraph" style:parent-style-name="Standard">
      <style:paragraph-properties fo:line-height="150%" fo:text-align="end" style:justify-single-word="false" style:writing-mode="rl-tb"/>
      <style:text-properties style:font-name="B Mitra" fo:font-size="14pt" officeooo:rsid="00170c00" officeooo:paragraph-rsid="00170c00" style:font-size-asian="14pt" style:font-name-complex="B Mitra" style:font-size-complex="14pt"/>
    </style:style>
    <style:style style:name="P14" style:family="paragraph" style:parent-style-name="Standard">
      <style:paragraph-properties fo:line-height="150%" fo:text-align="end" style:justify-single-word="false" style:writing-mode="rl-tb"/>
      <style:text-properties style:font-name="B Mitra" fo:font-size="22pt" officeooo:rsid="00170c00" officeooo:paragraph-rsid="00170c00" style:font-size-asian="22pt" style:font-name-complex="B Mitra" style:font-size-complex="22pt"/>
    </style:style>
    <style:style style:name="P15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0pt" officeooo:rsid="0018e642" officeooo:paragraph-rsid="0018e642" style:font-size-asian="10pt" style:font-name-complex="B Mitra" style:font-size-complex="10pt"/>
    </style:style>
    <style:style style:name="P16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0pt" officeooo:rsid="001951c5" officeooo:paragraph-rsid="001951c5" style:font-size-asian="10pt" style:font-name-complex="B Mitra" style:font-size-complex="10pt"/>
    </style:style>
    <style:style style:name="P17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70c00" officeooo:paragraph-rsid="00170c00" style:font-size-asian="12.25pt" style:font-name-complex="B Mitra" style:font-size-complex="14pt"/>
    </style:style>
    <style:style style:name="P18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951c5" officeooo:paragraph-rsid="001951c5" style:font-size-asian="12.25pt" style:font-name-complex="B Mitra" style:font-size-complex="14pt"/>
    </style:style>
    <style:style style:name="P19" style:family="paragraph" style:parent-style-name="Standard">
      <style:paragraph-properties fo:line-height="150%" fo:text-align="end" style:justify-single-word="false" style:writing-mode="rl-tb"/>
      <style:text-properties style:font-name="Courier 10 Pitch" fo:font-size="14pt" officeooo:rsid="0018e642" officeooo:paragraph-rsid="0018e642" style:font-size-asian="14pt" style:font-name-complex="B Mitra" style:font-size-complex="14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0pt" officeooo:rsid="00170c00" officeooo:paragraph-rsid="00170c00" style:font-size-asian="10pt" style:font-name-complex="B Mitra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951c5" officeooo:paragraph-rsid="001951c5" style:font-size-asian="11pt" style:font-name-complex="B Mitra" style:font-size-complex="11pt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8e642" officeooo:paragraph-rsid="0018e642" style:font-size-asian="11pt" style:font-name-complex="B Mitra" style:font-size-complex="11pt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style:font-name="Courier 10 Pitch" fo:font-size="11pt" officeooo:rsid="00170c00" officeooo:paragraph-rsid="00170c00" style:font-size-asian="11pt" style:font-name-complex="B Mitra" style:font-size-complex="11pt"/>
    </style:style>
    <style:style style:name="P24" style:family="paragraph" style:parent-style-name="Footnote">
      <style:text-properties officeooo:rsid="0018e642" officeooo:paragraph-rsid="0018e642"/>
    </style:style>
    <style:style style:name="T1" style:family="text">
      <style:text-properties officeooo:rsid="00156a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645e"/>
    </style:style>
    <style:style style:name="T4" style:family="text">
      <style:text-properties officeooo:rsid="0016eea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96c38" style:font-style-asian="normal" style:font-style-complex="normal"/>
    </style:style>
    <style:style style:name="T7" style:family="text">
      <style:text-properties fo:font-style="normal" style:font-style-asian="normal" style:font-name-complex="Courier 10 Pitch" style:font-style-complex="normal"/>
    </style:style>
    <style:style style:name="T8" style:family="text">
      <style:text-properties fo:font-size="14pt" fo:font-style="normal" style:font-size-asian="12.25pt" style:font-style-asian="normal" style:font-size-complex="14pt" style:font-style-complex="normal"/>
    </style:style>
    <style:style style:name="T9" style:family="text">
      <style:text-properties fo:font-size="14pt" fo:font-style="normal" officeooo:rsid="001951c5" style:font-size-asian="12.25pt" style:font-style-asian="normal" style:font-size-complex="14pt" style:font-style-complex="normal"/>
    </style:style>
    <style:style style:name="T10" style:family="text">
      <style:text-properties fo:font-size="11pt" fo:font-style="normal" style:font-size-asian="11pt" style:font-style-asian="normal" style:font-name-complex="Courier 10 Pitch" style:font-size-complex="11pt" style:font-style-complex="normal"/>
    </style:style>
    <style:style style:name="T11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فصل ۱</text:p>
      <text:p text:style-name="P1"/>
      <text:p text:style-name="P8">شروع کار با ارلنگ</text:p>
      <text:p text:style-name="P1"/>
      <text:p text:style-name="P7">۱.۱ مقدمه</text:p>
      <text:p text:style-name="P1"/>
      <text:p text:style-name="P4">۱.۱.۱ مقدمه</text:p>
      <text:p text:style-name="P2">این یک شروع کار کوچک برای یادگیری زبان برنامه نویسی ارلنگ می‌باشد.همه چیز اینجا واقعیست اما فقط بخشی <text:span text:style-name="T3">ا</text:span>ز واقعی<text:span text:style-name="T3">ت.</text:span></text:p>
      <text:p text:style-name="P2">من به شما ساده‌ترین شکل دستورات را خواهم گفت اما نه همه‌ی آنها را.من<text:span text:style-name="T1"> سعی میکنم تا حد ممکن این کتاب راهنما را ساده و آسان بنویسم تا جایی که بشود تمام اطلاعاتی که در مرجع اصلی ارلنگ هست را اینجا یافت.</text:span></text:p>
      <text:p text:style-name="P3">همچنین من فرض میکنم که این اولین باری نیست که شما با کامپیوتر ارتباط دارید و حداقل اطلاعات <text:span text:style-name="T4">را</text:span> در مورد نحوه برنامه‌ریزی شدنش دارید.البته نگران نباشید من نمی<text:span text:style-name="T4">‌</text:span>خواهم شما یک برنامه‌نویس حرفه‌ای باشید.فقط در حد پایه کافیست.</text:p>
      <text:p text:style-name="P3"/>
      <text:p text:style-name="P5"/>
      <text:p text:style-name="P5">۱.۱.۲ مطالب حذف شده</text:p>
      <text:p text:style-name="P3">مطالبی که حذف شده‌اند به شرح <text:s/>زیر است:</text:p>
      <text:list xml:id="list621410898230953608" text:style-name="L1">
        <text:list-item>
          <text:p text:style-name="P11">منابع</text:p>
        </text:list-item>
        <text:list-item>
          <text:p text:style-name="P11"><text:s/>‌پیوند به بیرون</text:p>
        </text:list-item>
        <text:list-item>
          <text:p text:style-name="P11">رفع خطای محلی</text:p>
        </text:list-item>
        <text:list-item>
          <text:p text:style-name="P11">پیوندهای تک مسیر</text:p>
        </text:list-item>
        <text:list-item>
          <text:p text:style-name="P11">داده‌های دودویی</text:p>
        </text:list-item>
        <text:list-item>
          <text:p text:style-name="P11">لیست جامع</text:p>
        </text:list-item>
        <text:list-item>
          <text:p text:style-name="P11">نحوه ارتباط با بیرون و یا برنامه نویسی در زبان‌های دیگر (پورت) یک راهنمای جدا برای این امر وجود دارد.راهنمایی کوتاه در مورد کتابخانه‌های ارلنگ که با آنها کار خواهیم کرد برای مثال <text:s/>: <text:span text:style-name="T2">فایل هندلینگ</text:span></text:p>
        </text:list-item>
        <text:list-item>
          <text:p text:style-name="P11">OTP</text:p>
        </text:list-item>
        <text:list-item>
          <text:p text:style-name="P11">جدول اصطلاحات ارلنگ</text:p>
        </text:list-item>
        <text:list-item>
          <text:p text:style-name="P11">تغییر کد در برنامه در حال اجرا</text:p>
        </text:list-item>
      </text:list>
      <text:p text:style-name="P3"/>
      <text:p text:style-name="P3"/>
      <text:p text:style-name="P14"><text:soft-page-break/>1.2 برنامه‌نویسی پی‌در‌پی</text:p>
      <text:p text:style-name="P10">۱.۲.۱ پوسته ارلنگ</text:p>
      <text:p text:style-name="P13">اکثرسیستم‌های عامل یک مترجم یا به اصطلاح پوسته یا <text:s/><text:span text:style-name="T2">شل</text:span><text:span text:style-name="T2"><text:note text:id="ftn0" text:note-class="footnote"><text:note-citation text:label="۱">۱</text:note-citation><text:note-body><text:p text:style-name="P24">shell</text:p></text:note-body></text:note></text:span><text:span text:style-name="T2"> <text:s/></text:span><text:span text:style-name="T5">دارند.یونیکس و لینوکس تعداد بیشتری و ویندوز فقط یک خط فرمان دارد.ارلنگ نیز پوسته مخصوص خود را دارد که شما به طور مستقیم می‌توانید کدهای ارلنگ خود را در آن بنویسید و آن‌ را اجرا کنید و نتیجه را مشاهده کنید.</text:span></text:p>
      <text:p text:style-name="P13"><text:span text:style-name="T5">در لینوکس و یونیکس <text:s/>برای شروع کار با پوسته می‌توانید در پوسته سیستم‌ عامل با وارد کردن دستور زیر :</text:span></text:p>
      <text:p text:style-name="P13"><text:span text:style-name="T5"/></text:p>
      <text:p text:style-name="P23"><text:span text:style-name="T5">$ erl</text:span></text:p>
      <text:p text:style-name="P20"><text:span text:style-name="T5"/></text:p>
      <text:p text:style-name="P13"><text:span text:style-name="T5">وارد پوسته ارلنگ شوید.وچیزی شبیه به این را خواهید دید :</text:span></text:p>
      <text:p text:style-name="P13"><text:span text:style-name="T5"/></text:p>
      <text:p text:style-name="P23"><text:span text:style-name="T5">Erlang R16B01 (erts-5.10.2) [source] [64-bit] [smp:4:4] [async-threads:10] [kernel-poll:false]</text:span></text:p>
      <text:p text:style-name="P23"><text:span text:style-name="T5"></text:span></text:p>
      <text:p text:style-name="P23"><text:span text:style-name="T5">Eshell V5.10.2 <text:s/>(abort with ^G)</text:span></text:p>
      <text:p text:style-name="P23"><text:span text:style-name="T5">1&gt; </text:span></text:p>
      <text:p text:style-name="P23"><text:span text:style-name="T5"/></text:p>
      <text:p text:style-name="P17"><text:span text:style-name="T5">حال این دستور را در مسیر پوسته وارد کنید.به این صورت:</text:span></text:p>
      <text:p text:style-name="P17"><text:span text:style-name="T5"/></text:p>
      <text:p text:style-name="P22"><text:span text:style-name="T5">1&gt; 2 + 5.</text:span></text:p>
      <text:p text:style-name="P22"><text:span text:style-name="T5">7</text:span></text:p>
      <text:p text:style-name="P22"><text:span text:style-name="T5">2&gt; </text:span></text:p>
      <text:p text:style-name="P19"><text:span text:style-name="T5"/></text:p>
      <text:p text:style-name="P19"><text:span text:style-name="T5">در ویندوز پوسته ارلنگ با دو بار کلیک بر روی شکلک یا</text:span><text:span text:style-name="T2"> آیکو</text:span><text:span text:style-name="T5">ن</text:span><text:span text:style-name="T5"><text:note text:id="ftn1" text:note-class="footnote"><text:note-citation text:label="۲">۲</text:note-citation><text:note-body><text:p text:style-name="P24">icon</text:p></text:note-body></text:note></text:span><text:span text:style-name="T5"> ارلنگ اجرا می‌شود.</text:span></text:p>
      <text:p text:style-name="P19"><text:span text:style-name="T5">توجه داشته باشید که پوسته <text:s/>ارلنگ خطوطی را که وارد پوسته می‌شوند را شماره‌گذاری می‌کند.برای مثل </text:span><text:span text:style-name="T10">1&gt; 2&gt;</text:span><text:span text:style-name="T5"> .در مثال بالا <text:s/>جواب دستور وارد شده</text:span><text:span text:style-name="T10">7</text:span><text:span text:style-name="T5"> می‌شود.</text:span></text:p>
      <text:p text:style-name="P19"><text:span text:style-name="T5">همیچنین توجه کنید که برای اینکه به پوسته بفهمانید که خط دستور تمام شده باید انتهای آن خط را با نقطه گذاری ببندید و برگردبد.اگر دستوری را اشتباه انجام دادید می‌توانید</text:span></text:p>
      <text:p text:style-name="P19"><text:span text:style-name="T5">مثل اغلب پوسته‌ها با زدن</text:span><text:span text:style-name="T2"> بک‌اسپیس</text:span><text:span text:style-name="T2"><text:note text:id="ftn2" text:note-class="footnote"><text:note-citation text:label="۳">۳</text:note-citation><text:note-body><text:p text:style-name="P24">BackSpace</text:p></text:note-body></text:note></text:span><text:span text:style-name="T2"> </text:span><text:span text:style-name="T5"><text:s/>آن را اصلاح کنید.دستورات زیادی برای اصلاح کد در کتابچه وجود دارد</text:span><text:span text:style-name="T2">.</text:span></text:p>
      <text:p text:style-name="P15"><text:span text:style-name="T5"><text:s/></text:span><text:span text:style-name="T9">در ضمن به شماره خطوطی که در مثال‌های این کتاب می‌بینید توجه نکنید چون مثال‌ها در مراحل مختلف در سیستم‌های مختلف نوشته و اجرا شده اند.</text:span></text:p>
      <text:p text:style-name="P15"><text:soft-page-break/><text:span text:style-name="T9"/></text:p>
      <text:p text:style-name="P16"><text:span text:style-name="T8">حال اجازه بدهید محاسبه دیگری را انجام دهیم:</text:span></text:p>
      <text:p text:style-name="P16"><text:span text:style-name="T8"/></text:p>
      <text:p text:style-name="P21"><text:span text:style-name="T5">2&gt; (42 + 77) * 66 / 3.</text:span></text:p>
      <text:p text:style-name="P21"><text:span text:style-name="T5">2618.0</text:span></text:p>
      <text:p text:style-name="P21"><text:span text:style-name="T5"/></text:p>
      <text:p text:style-name="P18"><text:span text:style-name="T5">اینجا می‌بینید که از ضرب و تقسیم و </text:span><text:span text:style-name="T6">جمع</text:span><text:span text:style-name="T5"> استفاده کردیم </text:span><text:span text:style-name="T6">مانند</text:span><text:span text:style-name="T5"> محاسبات طبیعی</text:span><text:span text:style-name="T6"> در</text:span><text:span text:style-name="T5"> ریاضی</text:span><text:span text:style-name="T6">ات</text:span><text:span text:style-name="T5">.</text:span></text:p>
      <text:p text:style-name="P18"><text:span text:style-name="T5"/></text:p>
      <text:p text:style-name="P18"><text:span text:style-name="T5">برای خروج از پوسته ارلنگ از ترکیب کلید‌های </text:span><text:span text:style-name="T11">Ctrl + c</text:span><text:span text:style-name="T5"> <text:s/>استفاده میکنیم. بعد از فشردن این دو کلید چیزی شبیه به خروجی زیر مشاهده میکنیم:</text:span></text:p>
      <text:p text:style-name="P18"><text:span text:style-name="T5"/></text:p>
      <text:p text:style-name="P21"><text:span text:style-name="T5">BREAK: (a)bort (c)ontinue (p)roc info (i)nfo (l)oaded</text:span></text:p>
      <text:p text:style-name="P21"><text:span text:style-name="T5"><text:s text:c="7"/>(v)ersion (k)ill (D)b-tables (d)istribution</text:span></text:p>
      <text:p text:style-name="P21"><text:span text:style-name="T5"/></text:p>
      <text:p text:style-name="P16"><text:span text:style-name="T5"></text:span><text:span text:style-name="T8">و بعد با فشردن </text:span><text:span text:style-name="T11">a</text:span><text:span text:style-name="T8"> خارج می‌شویم.راه دیگر برای خروج از ارلنگ وارد کردن دستور زیر است :</text:span></text:p>
      <text:p text:style-name="P16"><text:span text:style-name="T8"/></text:p>
      <text:p text:style-name="P21"><text:span text:style-name="T5">Halt(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Courier 10 Pitch" svg:font-family="'Courier 10 Pitch'" style:font-pitch="fixed"/>
    <style:font-face style:name="B Mitra" svg:font-family="'B Mitr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volt </meta:initial-creator>
    <meta:creation-date>2014-01-16T09:31:15.501529993</meta:creation-date>
    <dc:date>2014-01-16T14:08:05.230210677</dc:date>
    <dc:creator>revolt </dc:creator>
    <meta:editing-duration>PT3H14M49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3" meta:paragraph-count="50" meta:word-count="524" meta:character-count="2706" meta:non-whitespace-character-count="2209"/>
  </office:meta>
</office:document-meta>
</file>